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03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04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05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06" style:family="paragraph" style:parent-style-name="Standard" style:list-style-name="L5">
      <style:paragraph-properties fo:text-align="start" style:justify-single-word="false"/>
      <style:text-properties officeooo:rsid="00e283ae" officeooo:paragraph-rsid="00e3dd3c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officeooo:rsid="00e381f5"/>
    </style:style>
    <style:style style:name="T28" style:family="text">
      <style:text-properties officeooo:rsid="00e3dd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108771432013847977" text:style-name="L1">
        <text:list-item>
          <text:p text:style-name="P6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6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6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603029942250908182" text:style-name="L2">
        <text:list-item>
          <text:p text:style-name="P6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68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3258339278882416461" text:style-name="L3">
        <text:list-item>
          <text:p text:style-name="P6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69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2847036438219599007" text:style-name="L4">
        <text:list-item>
          <text:p text:style-name="P70">Publicat codi d'accès al Classroom.</text:p>
        </text:list-item>
        <text:list-item>
          <text:p text:style-name="P84">Treball autònom tasca 1.</text:p>
        </text:list-item>
        <text:list-item>
          <text:p text:style-name="P7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202322038333675" text:continue-numbering="true" text:style-name="L4">
        <text:list-item>
          <text:p text:style-name="P7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202321253371794" text:continue-numbering="true" text:style-name="L4">
        <text:list-item>
          <text:p text:style-name="P7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61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6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43"/>
      <text:p text:style-name="P43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202323130135737" text:continue-numbering="true" text:style-name="L4">
        <text:list-item>
          <text:p text:style-name="P73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73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5">Comentem apartat 1.1 Temperatura y calor.</text:p>
        </text:list-item>
      </text:list>
      <text:p text:style-name="P44"/>
      <text:p text:style-name="P51">Di<text:span text:style-name="T12">vendres 10</text:span>/<text:span text:style-name="T7">10</text:span>/2<text:span text:style-name="T5">5</text:span></text:p>
      <text:p text:style-name="P51"/>
      <text:list xml:id="list202321516059746" text:continue-numbering="true" text:style-name="L4">
        <text:list-item>
          <text:p text:style-name="P7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0">Comentem apartat 1.2 Presión.</text:p>
        </text:list-item>
        <text:list-item>
          <text:p text:style-name="P90">Comentem apartat 1.2 Presión.</text:p>
        </text:list-item>
        <text:list-item>
          <text:p text:style-name="P90">Comentem els exercicis 1.3 Ejercicios temperatura y presión.</text:p>
        </text:list-item>
        <text:list-item>
          <text:p text:style-name="P90">Comentem apartat 1.4 Enegía y potencia</text:p>
        </text:list-item>
        <text:list-item>
          <text:p text:style-name="P91">Comentem els exercicis 1.<text:span text:style-name="T13">5</text:span> Ejercicios <text:span text:style-name="T13">energía y potencia</text:span>.</text:p>
        </text:list-item>
      </text:list>
      <text:p text:style-name="P45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52">Di<text:span text:style-name="T3">mecres</text:span><text:tab/><text:span text:style-name="T15">15</text:span>/<text:span text:style-name="T7">10</text:span>/2<text:span text:style-name="T5">5</text:span></text:p>
      <text:p text:style-name="P37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7"/>
      <text:p text:style-name="P52">Di<text:span text:style-name="T15">jous</text:span><text:tab/><text:tab/><text:span text:style-name="T15">16</text:span>/<text:span text:style-name="T7">10</text:span>/2<text:span text:style-name="T5">5</text:span></text:p>
      <text:list xml:id="list202321415677065" text:continue-numbering="true" text:style-name="L4">
        <text:list-item>
          <text:p text:style-name="P7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2">Comentem apartat 1.<text:span text:style-name="T15">5 Ejercicios energía y potencia</text:span>.</text:p>
        </text:list-item>
        <text:list-item>
          <text:p text:style-name="P92">Comentem apartat 1.<text:span text:style-name="T15">6.1 Calor específico</text:span></text:p>
        </text:list-item>
        <text:list-item>
          <text:p text:style-name="P92">Comentem apartat 1.<text:span text:style-name="T15">6.2 Calor sensible y latente</text:span></text:p>
        </text:list-item>
      </text:list>
      <text:p text:style-name="P46"/>
      <text:p text:style-name="P60">Divendres<text:tab/>17/10/25</text:p>
      <text:list xml:id="list202322020242152" text:continue-numbering="true" text:style-name="L4">
        <text:list-item>
          <text:p text:style-name="P7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3">Comentem apartat 1.6.3 Transmisión del calor</text:p>
        </text:list-item>
        <text:list-item>
          <text:p text:style-name="P93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8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9"/>
      <text:p text:style-name="P62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202322211985119" text:continue-numbering="true" text:style-name="L4">
        <text:list-item>
          <text:p text:style-name="P7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4">Comentem <text:span text:style-name="T17">exercicis 1.7-1 a 3</text:span></text:p>
        </text:list-item>
        <text:list-item>
          <text:p text:style-name="P95">Comentem apartat 1.8.1 Compresión de un gas a tempewratura constante</text:p>
        </text:list-item>
      </text:list>
      <text:p text:style-name="P47"/>
      <text:p text:style-name="P47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202322689946834" text:continue-numbering="true" text:style-name="L4">
        <text:list-item>
          <text:p text:style-name="P7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6">Comentem exercicis 1.9-1 y 2.</text:p>
        </text:list-item>
      </text:list>
      <text:p text:style-name="P48"/>
      <text:p text:style-name="P48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0"/>
      <text:p text:style-name="P40"/>
      <text:p text:style-name="P40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49">Feim el primer examen de la primera avaluació.</text:p>
      <text:p text:style-name="P49"/>
      <text:p text:style-name="P49"/>
      <text:p text:style-name="P53">Di<text:span text:style-name="T19">jous</text:span><text:tab/><text:tab/><text:span text:style-name="T19">30</text:span>/<text:span text:style-name="T9">10</text:span>/2<text:span text:style-name="T5">5</text:span></text:p>
      <text:p text:style-name="P53"/>
      <text:list xml:id="list202321672293992" text:continue-numbering="true" text:style-name="L4">
        <text:list-item>
          <text:p text:style-name="P7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6">Comencem a comentar l'apartat 1.8.4 Diagrama de Mollier (diagrama p h)</text:p>
        </text:list-item>
      </text:list>
      <text:p text:style-name="P32"/>
      <text:p text:style-name="P32"/>
      <text:p text:style-name="P53">Di<text:span text:style-name="T19">vendres</text:span><text:tab/><text:span text:style-name="T19">31</text:span>/<text:span text:style-name="T9">10</text:span>/2<text:span text:style-name="T5">5</text:span></text:p>
      <text:p text:style-name="P53"/>
      <text:p text:style-name="P49">Festiu triat pel centre.</text:p>
      <text:p text:style-name="P49"/>
      <text:p text:style-name="P49"/>
      <text:p text:style-name="P54">Di<text:span text:style-name="T3">marts</text:span><text:tab/><text:span text:style-name="T20">04</text:span>/<text:span text:style-name="T9">11</text:span>/2<text:span text:style-name="T5">5</text:span></text:p>
      <text:p text:style-name="P54"/>
      <text:p text:style-name="P4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1"/>
      <text:p text:style-name="P41"/>
      <text:p text:style-name="P55">Di<text:span text:style-name="T3">mecres</text:span><text:tab/><text:span text:style-name="T20">05</text:span>/<text:span text:style-name="T9">11</text:span>/2<text:span text:style-name="T5">5</text:span></text:p>
      <text:p text:style-name="P55"/>
      <text:list xml:id="list202323171275602" text:continue-numbering="true" text:style-name="L4">
        <text:list-item>
          <text:p text:style-name="P8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7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56"/>
      <text:p text:style-name="P63">Di<text:span text:style-name="T22">jous</text:span><text:tab/><text:tab/><text:span text:style-name="T20">06</text:span>/<text:span text:style-name="T9">11</text:span>/2<text:span text:style-name="T5">5</text:span></text:p>
      <text:p text:style-name="P56"/>
      <text:list xml:id="list202321497810734" text:continue-numbering="true" text:style-name="L4">
        <text:list-item>
          <text:p text:style-name="P8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8">Co<text:span text:style-name="T22">mentem exercici 1.9-5</text:span></text:p>
        </text:list-item>
      </text:list>
      <text:p text:style-name="P57"/>
      <text:p text:style-name="P57"/>
      <text:p text:style-name="P57">Di<text:span text:style-name="T23">vendres</text:span><text:tab/><text:span text:style-name="T20">07</text:span>/<text:span text:style-name="T9">11</text:span>/2<text:span text:style-name="T5">5</text:span></text:p>
      <text:p text:style-name="P57"/>
      <text:list xml:id="list202322766738956" text:continue-numbering="true" text:style-name="L4">
        <text:list-item>
          <text:p text:style-name="P82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89">C<text:span text:style-name="T23">omentem apartat 1.1.1 Coeficiente de funcionamiento COP y EER</text:span></text:p>
        </text:list-item>
        <text:list-item>
          <text:p text:style-name="P89">C<text:span text:style-name="T23">omentem apartat 1.1.2 Componenentes d ela instalación drigorífica por compresión</text:span></text:p>
        </text:list-item>
      </text:list>
      <text:p text:style-name="P50"/>
      <text:p text:style-name="P58"/>
      <text:p text:style-name="P58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8083217504473575641" text:style-name="L5">
        <text:list-item>
          <text:p text:style-name="P10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5"><text:span text:style-name="T26">C</text:span><text:span text:style-name="T25">omentem 1.1.3 Ciclo frigorífico en el diagrama p h</text:span></text:p>
        </text:list-item>
        <text:list-item>
          <text:p text:style-name="P105"><text:span text:style-name="T26">C</text:span><text:span text:style-name="T25">omentem 1.1.4 Caudal másico</text:span></text:p>
        </text:list-item>
        <text:list-item>
          <text:p text:style-name="P105"><text:span text:style-name="T26">C</text:span><text:span text:style-name="T25">omentem 1.1.5 Relación de compresión</text:span></text:p>
        </text:list-item>
        <text:list-item>
          <text:p text:style-name="P97">Comentem exercici 1.2-1</text:p>
        </text:list-item>
      </text:list>
      <text:p text:style-name="P42"/>
      <text:p text:style-name="P42"/>
      <text:p text:style-name="P59">Di<text:span text:style-name="T27">mecres</text:span><text:tab/><text:span text:style-name="T24">12</text:span>/<text:span text:style-name="T9">11</text:span>/2<text:span text:style-name="T5">5</text:span></text:p>
      <text:p text:style-name="P35"/>
      <text:list xml:id="list202322143330624" text:continue-numbering="true" text:style-name="L5">
        <text:list-item>
          <text:p text:style-name="P99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42"/>
      <text:p text:style-name="P102">Di<text:span text:style-name="T28">jous</text:span><text:tab/><text:tab/><text:span text:style-name="T24">13</text:span>/<text:span text:style-name="T9">11</text:span>/2<text:span text:style-name="T5">5</text:span></text:p>
      <text:p text:style-name="P83"/>
      <text:list xml:id="list202321917714219" text:continue-numbering="true" text:style-name="L5">
        <text:list-item>
          <text:p text:style-name="P10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98">Comentem exercici 1.2-<text:span text:style-name="T28">2</text:span></text:p>
        </text:list-item>
      </text:list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3T20:23:21.132693574</dc:date>
    <meta:editing-duration>PT2H28M56S</meta:editing-duration>
    <meta:editing-cycles>223</meta:editing-cycles>
    <meta:document-statistic meta:table-count="0" meta:image-count="0" meta:object-count="0" meta:page-count="4" meta:paragraph-count="99" meta:word-count="564" meta:character-count="3687" meta:non-whitespace-character-count="3253"/>
  </office:meta>
</office:document-meta>
</file>